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Table_20_Contents"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ca56a54"/>
    </style:style>
    <style:style style:name="P47" style:family="paragraph" style:parent-style-name="Standard">
      <style:text-properties officeooo:paragraph-rsid="0ca5faa5"/>
    </style:style>
    <style:style style:name="P48" style:family="paragraph" style:parent-style-name="Standard">
      <style:text-properties officeooo:paragraph-rsid="0ca6ddb9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804757"/>
    </style:style>
    <style:style style:name="P60" style:family="paragraph" style:parent-style-name="Standard">
      <style:text-properties officeooo:paragraph-rsid="0d1be4a7"/>
    </style:style>
    <style:style style:name="P61" style:family="paragraph" style:parent-style-name="Standard">
      <style:text-properties officeooo:paragraph-rsid="0daef67d"/>
    </style:style>
    <style:style style:name="P62" style:family="paragraph" style:parent-style-name="Standard">
      <style:text-properties officeooo:paragraph-rsid="0db0d4d1"/>
    </style:style>
    <style:style style:name="P63" style:family="paragraph" style:parent-style-name="Standard">
      <style:text-properties officeooo:paragraph-rsid="0dce9327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ddfbc49"/>
    </style:style>
    <style:style style:name="P66" style:family="paragraph" style:parent-style-name="Footnote">
      <style:text-properties officeooo:rsid="043ccc66" officeooo:paragraph-rsid="0dca2508"/>
    </style:style>
    <style:style style:name="P67" style:family="paragraph" style:parent-style-name="Footnote">
      <style:text-properties officeooo:rsid="043ccc66" officeooo:paragraph-rsid="0e5afad8"/>
    </style:style>
    <style:style style:name="P68" style:family="paragraph" style:parent-style-name="Standard">
      <style:text-properties officeooo:paragraph-rsid="0e0f3ce4"/>
    </style:style>
    <style:style style:name="P69" style:family="paragraph" style:parent-style-name="Standard">
      <style:text-properties officeooo:paragraph-rsid="0e153b91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5c6890"/>
    </style:style>
    <style:style style:name="P72" style:family="paragraph" style:parent-style-name="Footnote">
      <style:text-properties officeooo:paragraph-rsid="0e72255e"/>
    </style:style>
    <style:style style:name="P73" style:family="paragraph" style:parent-style-name="Footnote">
      <style:text-properties officeooo:paragraph-rsid="0e81bf91"/>
    </style:style>
    <style:style style:name="P74" style:family="paragraph" style:parent-style-name="Standard">
      <style:text-properties officeooo:paragraph-rsid="0e8858a9"/>
    </style:style>
    <style:style style:name="P75" style:family="paragraph" style:parent-style-name="Footnote">
      <style:text-properties officeooo:paragraph-rsid="0e9381e6"/>
    </style:style>
    <style:style style:name="P76" style:family="paragraph" style:parent-style-name="Footnote">
      <style:text-properties officeooo:paragraph-rsid="0ea78533"/>
    </style:style>
    <style:style style:name="P77" style:family="paragraph" style:parent-style-name="Standard">
      <style:text-properties officeooo:paragraph-rsid="0ea9445c"/>
    </style:style>
    <style:style style:name="P78" style:family="paragraph" style:parent-style-name="Footnote">
      <style:text-properties officeooo:paragraph-rsid="0ead3525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eb4913f"/>
    </style:style>
    <style:style style:name="P81" style:family="paragraph" style:parent-style-name="Footnote">
      <style:text-properties officeooo:paragraph-rsid="0ef98af7"/>
    </style:style>
    <style:style style:name="P82" style:family="paragraph" style:parent-style-name="Footnote">
      <style:text-properties officeooo:paragraph-rsid="0f01ec83"/>
    </style:style>
    <style:style style:name="P83" style:family="paragraph" style:parent-style-name="Footnote">
      <style:text-properties officeooo:paragraph-rsid="0f05db4d"/>
    </style:style>
    <style:style style:name="P84" style:family="paragraph" style:parent-style-name="Standard">
      <style:text-properties officeooo:paragraph-rsid="0f1c472f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295831" officeooo:paragraph-rsid="0f29583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3" style:family="paragraph" style:parent-style-name="Standard">
      <style:text-properties officeooo:paragraph-rsid="0f28fb61"/>
    </style:style>
    <style:style style:name="P94" style:family="paragraph" style:parent-style-name="Standard">
      <style:text-properties officeooo:paragraph-rsid="0db0d4d1"/>
    </style:style>
    <style:style style:name="P95" style:family="paragraph" style:parent-style-name="Standard">
      <style:text-properties officeooo:rsid="0dde9a1c" officeooo:paragraph-rsid="0f28fb61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9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98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99" style:family="paragraph" style:parent-style-name="Standard">
      <style:text-properties officeooo:paragraph-rsid="0cc5fe5b"/>
    </style:style>
    <style:style style:name="P100" style:family="paragraph" style:parent-style-name="Standard">
      <style:text-properties officeooo:paragraph-rsid="0eb4913f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8fb6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text-underline-style="none"/>
    </style:style>
    <style:style style:name="T232" style:family="text">
      <style:text-properties fo:color="#000000" loext:opacity="100%" style:text-line-through-style="none" style:text-line-through-type="none" style:text-underline-style="none" officeooo:rsid="0aabd8f8"/>
    </style:style>
    <style:style style:name="T233" style:family="text">
      <style:text-properties fo:color="#000000" loext:opacity="100%" style:text-line-through-style="none" style:text-line-through-type="none" style:text-underline-style="none" officeooo:rsid="0ee1abbb"/>
    </style:style>
    <style:style style:name="T234" style:family="text">
      <style:text-properties fo:color="#000000" loext:opacity="100%" style:text-line-through-style="none" style:text-line-through-type="none" style:text-underline-style="none" officeooo:rsid="0ee5411e"/>
    </style:style>
    <style:style style:name="T2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4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5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color="#000000" loext:opacity="100%" officeooo:rsid="004804ae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officeooo:rsid="047da547"/>
    </style:style>
    <style:style style:name="T34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3" style:family="text">
      <style:text-properties style:use-window-font-color="true" loext:opacity="0%" style:font-name="Liberation Sans" fo:font-size="12pt" style:font-size-asian="12pt" style:font-size-complex="12pt"/>
    </style:style>
    <style:style style:name="T364" style:family="text">
      <style:text-properties style:use-window-font-color="true" loext:opacity="0%" style:font-name="Liberation Sans" officeooo:rsid="0efd8e5c"/>
    </style:style>
    <style:style style:name="T365" style:family="text">
      <style:text-properties officeooo:rsid="04473353"/>
    </style:style>
    <style:style style:name="T36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9" style:family="text">
      <style:text-properties officeooo:rsid="0aace3cd"/>
    </style:style>
    <style:style style:name="T370" style:family="text">
      <style:text-properties fo:font-size="8pt" style:font-size-asian="8pt" style:font-size-complex="8pt" loext:padding="0.049cm" loext:border="0.31pt solid #000000"/>
    </style:style>
    <style:style style:name="T371" style:family="text">
      <style:text-properties officeooo:rsid="01657261" style:font-size-complex="12pt"/>
    </style:style>
    <style:style style:name="T372" style:family="text">
      <style:text-properties officeooo:rsid="0e5635a7"/>
    </style:style>
    <style:style style:name="T373" style:family="text">
      <style:text-properties officeooo:rsid="0e56c5f4"/>
    </style:style>
    <style:style style:name="T374" style:family="text">
      <style:text-properties officeooo:rsid="0e80285f"/>
    </style:style>
    <style:style style:name="T375" style:family="text">
      <style:text-properties officeooo:rsid="0e838e2a"/>
    </style:style>
    <style:style style:name="T376" style:family="text">
      <style:text-properties officeooo:rsid="0e83c34e"/>
    </style:style>
    <style:style style:name="T37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1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5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0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fo:color="#808080" loext:opacity="100%" style:font-name="Liberation Sans" fo:font-size="12pt" style:font-size-asian="12pt" style:font-size-complex="12pt"/>
    </style:style>
    <style:style style:name="T39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5" style:family="text">
      <style:text-properties officeooo:rsid="0ee1abbb"/>
    </style:style>
    <style:style style:name="T3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9" style:family="text">
      <style:text-properties officeooo:rsid="0f0ca65a"/>
    </style:style>
    <style:style style:name="T40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5"><text:span text:style-name="Strong_20_Emphasis"><text:span text:style-name="T257">C</text:span></text:span><text:span text:style-name="Strong_20_Emphasis"><text:span text:style-name="T256">hecklist voor </text:span></text:span><text:span text:style-name="Strong_20_Emphasis"><text:span text:style-name="T258">de installatie</text:span></text:span><text:span text:style-name="Strong_20_Emphasis"><text:span text:style-name="T256"> van </text:span></text:span><text:span text:style-name="Strong_20_Emphasis"><text:span text:style-name="T256"><text:user-field-get text:name="Distro">Ubuntu</text:user-field-get></text:span></text:span><text:span text:style-name="Strong_20_Emphasis"><text:span text:style-name="T256"><text:s/></text:span></text:span><text:span text:style-name="Strong_20_Emphasis"><text:span text:style-name="T264"><text:user-field-get text:name="Version">22.04</text:user-field-get></text:span></text:span><text:span text:style-name="Strong_20_Emphasis"><text:span text:style-name="T260"><text:s/></text:span></text:span><text:span text:style-name="Strong_20_Emphasis"><text:span text:style-name="T261">LTS</text:span></text:span><text:span text:style-name="Strong_20_Emphasis"><text:span text:style-name="T261"><text:note text:id="ftn1" text:note-class="footnote"><text:note-citation>1</text:note-citation><text:note-body><text:p text:style-name="P83"><text:span text:style-name="T288">LTS</text:span><text:span text:style-name="T296"> </text:span><text:span text:style-name="T297">staat voor</text:span><text:span text:style-name="T295"> </text:span><text:span text:style-name="T288">Long-Term Support, langetermijnondersteuning, </text:span><text:span text:style-name="T298">en </text:span><text:span text:style-name="T299">d</text:span><text:span text:style-name="T298">eze </text:span><text:span text:style-name="Strong_20_Emphasis"><text:span text:style-name="T304"><text:user-field-get text:name="Distro">Ubuntu</text:user-field-get></text:span></text:span><text:span text:style-name="T298"><text:s/></text:span><text:span text:style-name="T305"><text:user-field-get text:name="Version">22.04</text:user-field-get></text:span><text:span text:style-name="T305"><text:s/></text:span><text:span text:style-name="T298">LTS </text:span><text:span text:style-name="T300">(codenaam </text:span><text:span text:style-name="T303">J</text:span><text:span text:style-name="T396">ammy Jellyfish</text:span><text:span text:style-name="T300">) </text:span><text:span text:style-name="T297">van</text:span><text:span text:style-name="T294"> </text:span><text:span text:style-name="T292">april</text:span><text:span text:style-name="T290"> </text:span><text:span text:style-name="Strong_20_Emphasis"><text:span text:style-name="T180"><text:user-field-get style:data-style-name="N0" text:name="Releaseyear">2022</text:user-field-get></text:span></text:span><text:span text:style-name="T292"><text:s/></text:span><text:span text:style-name="T288">wordt </text:span><text:span text:style-name="T289">vijf</text:span><text:span text:style-name="T288"> jaar onder</text:span><text:span text:style-name="T294">houden</text:span><text:span text:style-name="T293"> </text:span><text:span text:style-name="T288">tot </text:span><text:span text:style-name="T292">april</text:span><text:span text:style-name="T287"> </text:span><text:span text:style-name="T288">202</text:span><text:span text:style-name="T292">7</text:span><text:span text:style-name="T291">.</text:span></text:p></text:note-body></text:note></text:span></text:span><text:span text:style-name="Strong_20_Emphasis"><text:span text:style-name="T262"> </text:span></text:span><text:span text:style-name="Strong_20_Emphasis"><text:span text:style-name="T263"><text:user-field-get text:name="Edition">desktop</text:user-field-get></text:span></text:span><text:span text:style-name="Strong_20_Emphasis"><text:span text:style-name="T259">.</text:span></text:span></text:p>
      <text:p text:style-name="P11"/>
      <text:p text:style-name="P69"><text:span text:style-name="T41">Kijk op</text:span><text:span text:style-name="T256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56"> </text:span><text:span text:style-name="T340">voor</text:span><text:span text:style-name="T341"> </text:span><text:span text:style-name="T342">deze en andere </text:span><text:span text:style-name="T343">Linux documenten</text:span><text:span text:style-name="T71">, scripts, </text:span><text:span text:style-name="T72">en informatie</text:span><text:span text:style-name="T71">.</text:span></text:p>
      <text:p text:style-name="P12"/>
      <text:p text:style-name="P42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79">tekst</text:span></text:span><text:span text:style-name="T34">- en</text:span><text:span text:style-name="Strong_20_Emphasis"><text:span text:style-name="T78"> </text:span></text:span><text:span text:style-name="Strong_20_Emphasis"><text:span text:style-name="T125"><draw:control text:anchor-type="as-char" draw:z-index="20" draw:name="Vorm3_ 1" draw:style-name="gr1" draw:text-style-name="P101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3"/>
      <text:p text:style-name="P19"><text:span text:style-name="T22">Vul </text:span><text:span text:style-name="T21">achter</text:span><text:span text:style-name="T16"> de </text:span><text:span text:style-name="Definition"><text:span text:style-name="T399">ONDERSTREEPTE</text:span></text:span><text:span text:style-name="T1"> </text:span><text:span text:style-name="T17">woorden</text:span><text:span text:style-name="T16"> het</text:span><text:span text:style-name="Strong_20_Emphasis"><text:span text:style-name="T322"> </text:span></text:span><text:span text:style-name="Strong_20_Emphasis"><text:span text:style-name="T323">tekstvak</text:span></text:span><text:span text:style-name="T17"> </text:span><text:span text:style-name="T22">in,</text:span><text:span text:style-name="T17"> </text:span><text:span text:style-name="T344">zie </text:span><text:span text:style-name="T364">[</text:span><text:span text:style-name="T344">toelichting</text:span><text:span text:style-name="T364">]</text:span><text:span text:style-name="T17">:</text:span></text:p>
      <text:p text:style-name="P2"><text:span text:style-name="Definition"><text:span text:style-name="T26">GEBRUIKER</text:span></text:span><text:span text:style-name="T349"><text:tab/><text:tab/></text:span><text:span text:style-name="T363"> <text:tab/><text:tab/></text:span><text:span text:style-name="T350"><draw:control text:anchor-type="as-char" svg:y="-0.429cm" draw:z-index="8" draw:name="Gebruiker" draw:style-name="gr2" draw:text-style-name="P102" svg:width="6.002cm" svg:height="0.6cm" draw:control="control9"><svg:title>Gebruiker</svg:title><svg:desc>Volledige naam, bijv. Jan Stek</svg:desc></draw:control></text:span><text:span text:style-name="T350"><text:tab/></text:span><text:span text:style-name="T351">[</text:span><text:span text:style-name="T347">volledige naam, bijv. </text:span><text:span text:style-name="T348">J</text:span><text:span text:style-name="T361">a</text:span><text:span text:style-name="T348">n </text:span><text:span text:style-name="T361">Jansen</text:span><text:span text:style-name="T362">]</text:span></text:p>
      <text:p text:style-name="P84"><text:span text:style-name="Definition"><text:span text:style-name="T346">g</text:span></text:span><text:span text:style-name="Definition">ebruikersnaam</text:span><text:span text:style-name="T345"><text:tab/></text:span><text:span text:style-name="T345"><draw:control text:anchor-type="as-char" svg:y="-0.429cm" draw:z-index="19" draw:name="Gberuikersnaam 2" draw:style-name="gr2" draw:text-style-name="P102" svg:width="6.002cm" svg:height="0.6cm" draw:control="control20"><svg:title>Gebruikersnaam</svg:title><svg:desc>Korte naam, bijv. jan</svg:desc></draw:control></text:span><text:span text:style-name="T345"><text:tab/></text:span><text:span text:style-name="T9">[</text:span><text:span text:style-name="T8">korte naam, bijv. </text:span><text:span text:style-name="T268">j</text:span><text:span text:style-name="T269">a</text:span><text:span text:style-name="T268">n</text:span><text:span text:style-name="T270">]</text:span></text:p>
      <text:p text:style-name="P7"><text:span text:style-name="Definition">COMPUTERNAAM</text:span><text:span text:style-name="T352"><text:tab/><text:tab/></text:span><draw:control text:anchor-type="as-char" svg:y="-0.429cm" draw:z-index="9" draw:name="Computernaam" draw:style-name="gr2" draw:text-style-name="P102" svg:width="6.002cm" svg:height="0.6cm" draw:control="control10"><svg:title>Computernaam</svg:title><svg:desc>Unieke naam van de computer</svg:desc></draw:control><text:tab/><text:span text:style-name="T358">[</text:span><text:span text:style-name="T354">naam van de compute</text:span><text:span text:style-name="T355">r, </text:span><text:span text:style-name="T356">bijv. </text:span><text:span text:style-name="T357">pc02</text:span><text:span text:style-name="T358">]</text:span></text:p>
      <text:p text:style-name="P1"><text:span text:style-name="Definition">OPSTARTMEnU</text:span><text:span text:style-name="T350"><text:tab/><text:tab/><text:tab/></text:span><text:span text:style-name="T350"><draw:control text:anchor-type="as-char" svg:y="-0.429cm" draw:z-index="10" draw:name="Opstartmenu" draw:style-name="gr2" draw:text-style-name="P102" svg:width="6.002cm" svg:height="0.6cm" draw:control="control11"><svg:title>Opstartmenu</svg:title><svg:desc>Toets voor het opstartmenu ("bootmenu")</svg:desc></draw:control></text:span><text:span text:style-name="T350"><text:tab/></text:span><text:span text:style-name="T358">[</text:span><text:span text:style-name="T354">to</text:span><text:span text:style-name="T359">ets voor het opstartmedium</text:span><text:span text:style-name="T360">]</text:span></text:p>
      <text:p text:style-name="P6"><text:span text:style-name="Definition"><text:span text:style-name="T353">INSTELLINGE</text:span></text:span><text:span text:style-name="Definition">N</text:span><text:span text:style-name="T353"> <text:tab/><text:tab/><text:tab/></text:span><text:span text:style-name="T353"><draw:control text:anchor-type="as-char" svg:y="-0.429cm" draw:z-index="7" draw:name="Instellingen" draw:style-name="gr2" draw:text-style-name="P102" svg:width="6.002cm" svg:height="0.6cm" draw:control="control8"><svg:title>Instellingen</svg:title><svg:desc>Toets voor het BIOS/UEFI-scherm ("setup")</svg:desc></draw:control></text:span><text:span text:style-name="T353"><text:tab/></text:span><text:span text:style-name="T358">[</text:span><text:span text:style-name="T354">toets voor het UEFI-BIOS-scherm</text:span><text:span text:style-name="T358">]</text:span></text:p>
      <text:p text:style-name="P3"><text:span text:style-name="Definition"><text:span text:style-name="T385">GEBRUIKER2</text:span></text:span><text:span text:style-name="T390"><text:tab/></text:span><text:span text:style-name="T392"> <text:tab/><text:tab/></text:span><text:span text:style-name="T377"><draw:control text:anchor-type="as-char" svg:y="-0.429cm" draw:z-index="15" draw:name="Gebruiker 1" draw:style-name="gr2" draw:text-style-name="P102" svg:width="6.002cm" svg:height="0.6cm" draw:control="control16"><svg:title>Gebruiker</svg:title><svg:desc>Volledige naam, bijv. Jan Stek</svg:desc></draw:control></text:span><text:span text:style-name="T377"><text:tab/></text:span><text:span text:style-name="T378">[</text:span><text:span text:style-name="T379">volledige naam </text:span><text:span text:style-name="T380">evt. 2</text:span><text:span text:style-name="T393">e</text:span><text:span text:style-name="T380"> gebruiker</text:span><text:span text:style-name="T381">]</text:span></text:p>
      <text:p text:style-name="P70"><text:span text:style-name="Definition"><text:span text:style-name="T385">GEBRUIKERSN</text:span></text:span><text:span text:style-name="Definition"><text:span text:style-name="T386">aa</text:span></text:span><text:span text:style-name="Definition"><text:span text:style-name="T385">M2</text:span></text:span><text:span text:style-name="Definition"><text:span text:style-name="T391"><text:tab/></text:span></text:span><text:span text:style-name="T382"><draw:control text:anchor-type="as-char" svg:y="-0.429cm" draw:z-index="16" draw:name="Gberuikersnaam 1" draw:style-name="gr2" draw:text-style-name="P102" svg:width="6.002cm" svg:height="0.6cm" draw:control="control17"><svg:title>Gebruikersnaam</svg:title><svg:desc>Korte naam, bijv. jan</svg:desc></draw:control></text:span><text:span text:style-name="T382"><text:tab/></text:span><text:span text:style-name="T384">[</text:span><text:span text:style-name="T383">korte naam</text:span><text:span text:style-name="T387"> </text:span><text:span text:style-name="T388">evt. 2</text:span><text:span text:style-name="T394">e</text:span><text:span text:style-name="T388"> gebruiker</text:span><text:span text:style-name="T389">]</text:span></text:p>
      <text:p text:style-name="P8"><text:span text:style-name="T271">Vervang </text:span><text:span text:style-name="T278">de</text:span><text:span text:style-name="T271"> </text:span><text:span text:style-name="Definition"><text:span text:style-name="T28">ONDERSTREEPTE</text:span></text:span><text:span text:style-name="T271"> </text:span><text:span text:style-name="T272">woorden </text:span><text:span text:style-name="T271">in deze checklist door </text:span><text:span text:style-name="T278">d</text:span><text:span text:style-name="T279">i</text:span><text:span text:style-name="T278">e </text:span><text:span text:style-name="T277">in </text:span><text:span text:style-name="T279">het</text:span><text:span text:style-name="Strong_20_Emphasis"><text:span text:style-name="T96"> </text:span></text:span><text:span text:style-name="Strong_20_Emphasis"><text:span text:style-name="T122">tekstvak</text:span></text:span><text:span text:style-name="T271">.</text:span></text:p>
      <text:p text:style-name="P5"/>
      <text:p text:style-name="P5"/>
      <text:p text:style-name="P4"><text:span text:style-name="T283">Nog niet op Linux?</text:span><text:span text:style-name="T273"><text:tab/></text:span><text:span text:style-name="T280"><text:tab/></text:span><text:span text:style-name="T281">G</text:span><text:span text:style-name="T274">ebruik </text:span><text:span text:style-name="Strong_20_Emphasis"><text:span text:style-name="T284">Checklist migratie</text:span></text:span><text:span text:style-name="T27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75"> onder </text:span><text:span text:style-name="T282">Linux</text:span><text:span text:style-name="T276">.</text:span></text:p>
      <text:p text:style-name="P41"><text:span text:style-name="T244">Nieuwe installatie?</text:span><text:span text:style-name="T239"><text:tab/></text:span><text:span text:style-name="T241"></text:span><text:span text:style-name="T243"><text:tab/></text:span><text:span text:style-name="T242">B</text:span><text:span text:style-name="T239">egin bij hoofdstuk </text:span><text:span text:style-name="T244"><text:bookmark-ref text:reference-format="page" text:ref-name="__RefNumPara__4009_1271708128">2</text:bookmark-ref></text:span><text:span text:style-name="T239"><text:s text:c="2"/></text:span><text:span text:style-name="T245"><text:bookmark-ref text:reference-format="text" text:ref-name="__RefNumPara__4009_1271708128">Installatie uitvoeren</text:bookmark-ref></text:span><text:span text:style-name="T240">.</text:span></text:p>
      <text:p text:style-name="P26"/>
      <text:p text:style-name="P26"/>
      <text:list xml:id="list1106692056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6"><text:span text:style-name="Strong_20_Emphasis"><text:span text:style-name="T76"><text:s/></text:span></text:span><text:span text:style-name="Strong_20_Emphasis"><text:span text:style-name="T124"><draw:control text:anchor-type="as-char" draw:z-index="13" draw:name="Vorm3_0" draw:style-name="gr1" draw:text-style-name="P101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6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6"><text:span text:style-name="User_20_Entry"><text:span text:style-name="T179">E</text:span></text:span><text:span text:style-name="User_20_Entry"><text:span text:style-name="T224">v</text:span></text:span><text:span text:style-name="User_20_Entry"><text:span text:style-name="T225">en</text:span></text:span><text:span text:style-name="User_20_Entry"><text:span text:style-name="T227">t</text:span></text:span><text:span text:style-name="User_20_Entry"><text:span text:style-name="T228">uele </text:span></text:span><text:span text:style-name="User_20_Entry"><text:span text:style-name="T229">extra </text:span></text:span><text:span text:style-name="Definition"><text:span text:style-name="T397">gebruiker</text:span></text:span><text:span text:style-name="User_20_Entry"><text:span text:style-name="T213">s</text:span></text:span><text:span text:style-name="User_20_Entry"><text:span text:style-name="T229"> aanmelden </text:span></text:span><text:span text:style-name="User_20_Entry"><text:span text:style-name="T230">en dezelfde stappen uitvoeren</text:span></text:span><text:span text:style-name="User_20_Entry"><text:span text:style-name="T226">.</text:span></text:span></text:p></text:note-body></text:note>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81"><text:s/></text:span></text:span><text:span text:style-name="Strong_20_Emphasis"><text:span text:style-name="T127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81">Installeer </text:span></text:span><text:span text:style-name="Strong_20_Emphasis"><text:span text:style-name="T120">pakket kz</text:span></text:span><text:span text:style-name="Strong_20_Emphasis"><text:span text:style-name="T120"><text:note text:id="ftn3" text:note-class="footnote"><text:note-citation>3</text:note-citation><text:note-body><text:p text:style-name="P78"><text:span text:style-name="T375">Debian-</text:span><text:span text:style-name="T376">p</text:span>akket kz plaatst documenten en scripts van Karel Zimmer <text:span text:style-name="T374">(zie </text:span><text:a xlink:type="simple" xlink:href="https://karelzimmer.nl/" text:style-name="Internet_20_link" text:visited-style-name="Visited_20_Internet_20_Link"><text:span text:style-name="Strong_20_Emphasis"><text:span text:style-name="T366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20"> </text:span></text:span><text:span text:style-name="Strong_20_Emphasis"><text:span text:style-name="T82">via </text:span></text:span><text:span text:style-name="Strong_20_Emphasis"><text:span text:style-name="T90">een </text:span></text:span><text:span text:style-name="Strong_20_Emphasis"><text:span text:style-name="T96">druk op de </text:span></text:span><text:span text:style-name="Strong_20_Emphasis"><text:span text:style-name="T93">Super</text:span></text:span><text:span text:style-name="Strong_20_Emphasis"><text:span text:style-name="T96">-toets</text:span></text:span><text:span text:style-name="Strong_20_Emphasis"><text:span text:style-name="T39"><text:note text:id="ftn4" text:note-class="footnote"><text:note-citation>4</text:note-citation><text:note-body><text:p text:style-name="P82"><text:span text:style-name="T238">D</text:span>e <text:span text:style-name="T370">Super</text:span>-toets <text:span text:style-name="T301">is de Windows-toets, Command-toets </text:span><text:span text:style-name="T302">(Apple)</text:span><text:span text:style-name="T301">, of Vergrootglas-toets </text:span><text:span text:style-name="T302">(Chromebook)</text:span><text:span text:style-name="T301">.</text:span></text:p></text:note-body></text:note></text:span></text:span><text:span text:style-name="Strong_20_Emphasis"><text:span text:style-name="T90">, </text:span></text:span><text:span text:style-name="Strong_20_Emphasis"><text:span text:style-name="T103">t</text:span></text:span><text:span text:style-name="Strong_20_Emphasis"><text:span text:style-name="T95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84"> </text:span></text:span><text:span text:style-name="Strong_20_Emphasis"><text:span text:style-name="T104">e</text:span></text:span><text:span text:style-name="Strong_20_Emphasis"><text:span text:style-name="T82">n </text:span></text:span><text:span text:style-name="Strong_20_Emphasis"><text:span text:style-name="T98">k</text:span></text:span><text:span text:style-name="Strong_20_Emphasis"><text:span text:style-name="T82">lik op het pictogram van </text:span></text:span><text:span text:style-name="Strong_20_Emphasis"><text:span text:style-name="T150">Terminalvenster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55"><text:span text:style-name="T3">Typ</text:span><text:span text:style-name="Strong_20_Emphasis"><text:span text:style-name="T85">, of </text:span></text:span><text:span text:style-name="Strong_20_Emphasis"><text:span text:style-name="T84">kopieer en plak, de</text:span></text:span><text:span text:style-name="Strong_20_Emphasis"><text:span text:style-name="T86">z</text:span></text:span><text:span text:style-name="Strong_20_Emphasis"><text:span text:style-name="T84">e </text:span></text:span><text:span text:style-name="Strong_20_Emphasis"><text:span text:style-name="T87">twee </text:span></text:span><text:span text:style-name="Strong_20_Emphasis"><text:span text:style-name="T84">opdrachten, ieder gevolgd door de </text:span></text:span><text:span text:style-name="Strong_20_Emphasis"><text:span text:style-name="T83">Enter</text:span></text:span><text:span text:style-name="Strong_20_Emphasis"><text:span text:style-name="T82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88">olg </text:span></text:span><text:span text:style-name="Strong_20_Emphasis"><text:span text:style-name="T8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81"><text:s/></text:span></text:span><text:span text:style-name="Strong_20_Emphasis"><text:span text:style-name="Strong_20_Emphasis"><text:span text:style-name="T127"><draw:control text:anchor-type="as-char" draw:z-index="1" draw:name="Vorm6" draw:style-name="gr1" draw:text-style-name="P10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0">Bereid de installatie voor </text:span></text:span><text:span text:style-name="Strong_20_Emphasis"><text:span text:style-name="T82">via </text:span></text:span><text:span text:style-name="Strong_20_Emphasis"><text:span text:style-name="T90">een </text:span></text:span><text:span text:style-name="Strong_20_Emphasis"><text:span text:style-name="T91">druk </text:span></text:span><text:span text:style-name="Strong_20_Emphasis"><text:span text:style-name="T92">op de </text:span></text:span><text:span text:style-name="Strong_20_Emphasis"><text:span text:style-name="T93">Super</text:span></text:span><text:span text:style-name="Strong_20_Emphasis"><text:span text:style-name="T92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90">, </text:span></text:span><text:span text:style-name="Strong_20_Emphasis"><text:span text:style-name="T94">t</text:span></text:span><text:span text:style-name="Strong_20_Emphasis"><text:span text:style-name="T95">yp </text:span></text:span><text:span text:style-name="Strong_20_Emphasis"><text:span text:style-name="T144">men</text:span></text:span><text:span text:style-name="Strong_20_Emphasis"><text:span text:style-name="T145">u</text:span></text:span><text:span text:style-name="Strong_20_Emphasis"><text:span text:style-name="T96"> </text:span></text:span><text:span text:style-name="Strong_20_Emphasis"><text:span text:style-name="T97">e</text:span></text:span><text:span text:style-name="Strong_20_Emphasis"><text:span text:style-name="T82">n </text:span></text:span><text:span text:style-name="Strong_20_Emphasis"><text:span text:style-name="T98">k</text:span></text:span><text:span text:style-name="Strong_20_Emphasis"><text:span text:style-name="T82">lik op het pictogram van</text:span></text:span><text:span text:style-name="Strong_20_Emphasis"><text:span text:style-name="T128"> </text:span></text:span><text:span text:style-name="Strong_20_Emphasis"><text:span text:style-name="T166">Installatiem</text:span></text:span><text:span text:style-name="Strong_20_Emphasis"><text:span text:style-name="T167">enu</text:span></text:span><text:span text:style-name="Strong_20_Emphasis"><text:span text:style-name="T92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99">K</text:span></text:span><text:span text:style-name="Strong_20_Emphasis"><text:span text:style-name="T100">ie</text:span></text:span><text:span text:style-name="Strong_20_Emphasis"><text:span text:style-name="T101">s</text:span></text:span><text:span text:style-name="Strong_20_Emphasis"><text:span text:style-name="T89"> </text:span></text:span><text:span text:style-name="Strong_20_Emphasis"><text:span text:style-name="T168">1</text:span></text:span><text:span text:style-name="Strong_20_Emphasis"><text:span text:style-name="T169"> </text:span></text:span><text:span text:style-name="Strong_20_Emphasis"><text:span text:style-name="T170">In</text:span></text:span><text:span text:style-name="Strong_20_Emphasis"><text:span text:style-name="T157">stallatie voorbereiden</text:span></text:span><text:span text:style-name="Strong_20_Emphasis"><text:span text:style-name="T102"> </text:span></text:span><text:span text:style-name="Strong_20_Emphasis"><text:span text:style-name="T88">en </text:span></text:span><text:span text:style-name="Strong_20_Emphasis"><text:span text:style-name="T123">klik op </text:span></text:span><text:span text:style-name="Strong_20_Emphasis"><text:span text:style-name="T152">Verder</text:span></text:span><text:span text:style-name="Strong_20_Emphasis"><text:span text:style-name="T12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8">olg </text:span></text:span><text:span text:style-name="Strong_20_Emphasis"><text:span text:style-name="T89">de aanwijzingen op het scherm.</text:span></text:span></text:p>
          </table:table-cell>
        </table:table-row>
      </table:table>
      <text:p text:style-name="P15"/>
      <text:list xml:id="list84459779754462" text:continue-numbering="true" text:style-name="L1">
        <text:list-item>
          <text:p text:style-name="P89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81"><text:s/></text:span></text:span><text:span text:style-name="Strong_20_Emphasis"><text:span text:style-name="T127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0"><text:span text:style-name="T30">Start de computer op vanaf </text:span><text:span text:style-name="T306">een </text:span><text:span text:style-name="Strong_20_Emphasis"><text:span text:style-name="T266"><text:user-field-get text:name="Distro">Ubuntu</text:user-field-get></text:span></text:span><text:span text:style-name="T254"><text:s/></text:span><text:span text:style-name="T251"><text:user-field-get text:name="Version">22.04</text:user-field-get></text:span><text:span text:style-name="T231"><text:s/>Live</text:span><text:span text:style-name="T231"><text:note text:id="ftn5" text:note-class="footnote"><text:note-citation>1</text:note-citation><text:note-body><text:p text:style-name="P81"><text:span text:style-name="T365">Vanaf ee</text:span>n Live <text:span text:style-name="T395">usb</text:span><text:span text:style-name="T369">-stick </text:span><text:span text:style-name="T372">(</text:span><text:span text:style-name="T369">of </text:span><text:span text:style-name="T373">dvd</text:span><text:span text:style-name="T372">)</text:span><text:span text:style-name="T24"> </text:span>kunt <text:span text:style-name="T365">u opstarten en</text:span> <text:span text:style-name="T18">met </text:span><text:span text:style-name="Strong_20_Emphasis"><text:span text:style-name="T304"><text:user-field-get text:name="Distro">Ubuntu</text:user-field-get></text:span></text:span><text:span text:style-name="Strong_20_Emphasis"><text:span text:style-name="T304"><text:s/></text:span></text:span>werken zonder deze te installeren.</text:p></text:note-body></text:note></text:span><text:span text:style-name="T231"> </text:span><text:span text:style-name="T233">usb</text:span><text:span text:style-name="T232">-stick</text:span><text:span text:style-name="T232"><text:note text:id="ftn6" text:note-class="footnote"><text:note-citation>2</text:note-citation><text:note-body><text:p text:style-name="P76"><text:span text:style-name="Strong_20_Emphasis"><text:span text:style-name="T181">Download </text:span></text:span><text:span text:style-name="Strong_20_Emphasis"><text:span text:style-name="T182">een </text:span></text:span><text:span text:style-name="Strong_20_Emphasis"><text:span text:style-name="T183">cd</text:span></text:span><text:span text:style-name="Strong_20_Emphasis"><text:span text:style-name="T209">-beeldbestand</text:span></text:span><text:span text:style-name="Strong_20_Emphasis"><text:span text:style-name="T184"> </text:span></text:span><text:span text:style-name="Strong_20_Emphasis"><text:span text:style-name="T185">(.iso) </text:span></text:span><text:span text:style-name="Strong_20_Emphasis"><text:span text:style-name="T184">vanaf </text:span></text:span><text:a xlink:type="simple" xlink:href="https://nl.releases.ubuntu.com/" text:style-name="Internet_20_link" text:visited-style-name="Visited_20_Internet_20_Link"><text:span text:style-name="Strong_20_Emphasis"><text:span text:style-name="T367">nl.releases.ubuntu.com</text:span></text:span></text:a><text:span text:style-name="Strong_20_Emphasis"><text:span text:style-name="T184">, </text:span></text:span><text:span text:style-name="Strong_20_Emphasis"><text:span text:style-name="T186">klik op</text:span></text:span><text:span text:style-name="Strong_20_Emphasis"><text:span text:style-name="T187"> </text:span></text:span><text:span text:style-name="Strong_20_Emphasis"><text:span text:style-name="T215">Ubuntu 2</text:span></text:span><text:span text:style-name="Strong_20_Emphasis"><text:span text:style-name="T216">2</text:span></text:span><text:span text:style-name="Strong_20_Emphasis"><text:span text:style-name="T215">.04 LTS (Jammy Jellyfish)</text:span></text:span><text:span text:style-name="Strong_20_Emphasis"><text:span text:style-name="T187">, </text:span></text:span><text:span text:style-name="Strong_20_Emphasis"><text:span text:style-name="T188">en </text:span></text:span><text:span text:style-name="Strong_20_Emphasis"><text:span text:style-name="T186">klik </text:span></text:span><text:span text:style-name="Strong_20_Emphasis"><text:span text:style-name="T188">vervolgens </text:span></text:span><text:span text:style-name="Strong_20_Emphasis"><text:span text:style-name="T189">achter</text:span></text:span><text:span text:style-name="Strong_20_Emphasis"><text:span text:style-name="T188"> </text:span></text:span><text:span text:style-name="Strong_20_Emphasis"><text:span text:style-name="T217">Desktop image</text:span></text:span><text:span text:style-name="Strong_20_Emphasis"><text:span text:style-name="T188"> </text:span></text:span><text:span text:style-name="Strong_20_Emphasis"><text:span text:style-name="T189">op </text:span></text:span><text:span text:style-name="Strong_20_Emphasis"><text:span text:style-name="T214">64-bit PC (AMD64) desktop image</text:span></text:span><text:span text:style-name="Strong_20_Emphasis"><text:span text:style-name="T212">.</text:span></text:span><text:span text:style-name="Strong_20_Emphasis"><text:span text:style-name="T188"><text:line-break/></text:span></text:span><text:span text:style-name="Strong_20_Emphasis"><text:span text:style-name="T186">P</text:span></text:span><text:span text:style-name="Strong_20_Emphasis"><text:span text:style-name="T181">laats </text:span></text:span><text:span text:style-name="Strong_20_Emphasis"><text:span text:style-name="T182">een </text:span></text:span><text:span text:style-name="Strong_20_Emphasis"><text:span text:style-name="T183">usb</text:span></text:span><text:span text:style-name="Strong_20_Emphasis"><text:span text:style-name="T182">-stick </text:span></text:span><text:span text:style-name="Strong_20_Emphasis"><text:span text:style-name="T210">va</text:span></text:span><text:span text:style-name="Strong_20_Emphasis"><text:span text:style-name="T190">n </text:span></text:span><text:span text:style-name="Strong_20_Emphasis"><text:span text:style-name="T191">min</text:span></text:span><text:span text:style-name="Strong_20_Emphasis"><text:span text:style-name="T192">imaal</text:span></text:span><text:span text:style-name="Strong_20_Emphasis"><text:span text:style-name="T191"> </text:span></text:span><text:span text:style-name="Strong_20_Emphasis"><text:span text:style-name="T193">4</text:span></text:span><text:span text:style-name="Strong_20_Emphasis"><text:span text:style-name="T191"> GB. <text:line-break/></text:span></text:span><text:span text:style-name="Strong_20_Emphasis"><text:span text:style-name="T211">Zoek</text:span></text:span><text:span text:style-name="Strong_20_Emphasis"><text:span text:style-name="T191"> </text:span></text:span><text:span text:style-name="Strong_20_Emphasis"><text:span text:style-name="T218">s</text:span></text:span><text:span text:style-name="Strong_20_Emphasis"><text:span text:style-name="T219">ch</text:span></text:span><text:span text:style-name="Strong_20_Emphasis"><text:span text:style-name="T191"> en klik op het pictogram van</text:span></text:span><text:span text:style-name="Strong_20_Emphasis"><text:span text:style-name="T194"> </text:span></text:span><text:span text:style-name="Strong_20_Emphasis"><text:span text:style-name="T221">Schijven</text:span></text:span><text:span text:style-name="Strong_20_Emphasis"><text:span text:style-name="T195">. Selecteer de </text:span></text:span><text:span text:style-name="Strong_20_Emphasis"><text:span text:style-name="T196">usb</text:span></text:span><text:span text:style-name="Strong_20_Emphasis"><text:span text:style-name="T195">-stick in de lijst van schijven aan de linkerkant en klik rechtsboven op </text:span></text:span><text:span text:style-name="Strong_20_Emphasis"><text:span text:style-name="T220">Schijfinstellingen</text:span></text:span><text:span text:style-name="Strong_20_Emphasis"><text:span text:style-name="T195"> </text:span></text:span><text:span text:style-name="Strong_20_Emphasis"><text:span text:style-name="T220">⋮</text:span></text:span><text:span text:style-name="Strong_20_Emphasis"><text:span text:style-name="T195"> (icoontje met de drie puntjes).</text:span></text:span></text:p><text:p text:style-name="P72"><text:span text:style-name="Strong_20_Emphasis"><text:span text:style-name="T195"><text:tab/>Kies </text:span></text:span><text:span text:style-name="Strong_20_Emphasis"><text:span text:style-name="T220">Schijfkopie terugzetten</text:span></text:span><text:span text:style-name="Strong_20_Emphasis"><text:span text:style-name="T195"> en selecteer </text:span></text:span><text:span text:style-name="Strong_20_Emphasis"><text:span text:style-name="T197">het net</text:span></text:span><text:span text:style-name="Strong_20_Emphasis"><text:span text:style-name="T198"> gedownloade </text:span></text:span><text:span text:style-name="Strong_20_Emphasis"><text:span text:style-name="T199">cd</text:span></text:span><text:span text:style-name="T19">-beeldbestand </text:span><text:span text:style-name="T20">(.iso)</text:span><text:span text:style-name="Strong_20_Emphasis"><text:span text:style-name="T198">.</text:span></text:span></text:p><text:p text:style-name="P75"><text:span text:style-name="Strong_20_Emphasis"><text:span text:style-name="T195"><text:tab/>Klik op </text:span></text:span><text:span text:style-name="Strong_20_Emphasis"><text:span text:style-name="T220">Terugzetten starten</text:span></text:span><text:span text:style-name="Strong_20_Emphasis"><text:span text:style-name="T195"> en vervolgens op </text:span></text:span><text:span text:style-name="Strong_20_Emphasis"><text:span text:style-name="T220">Terugzetten</text:span></text:span><text:span text:style-name="Strong_20_Emphasis"><text:span text:style-name="T200">.<text:line-break/></text:span></text:span><text:span text:style-name="Strong_20_Emphasis"><text:span text:style-name="T201">O</text:span></text:span><text:span text:style-name="Strong_20_Emphasis"><text:span text:style-name="T182">f </text:span></text:span><text:span text:style-name="Strong_20_Emphasis"><text:span text:style-name="T202">gebruik </text:span></text:span><text:span text:style-name="Strong_20_Emphasis"><text:span text:style-name="T203">het programma </text:span></text:span><text:span text:style-name="Strong_20_Emphasis"><text:span text:style-name="T222">Etche</text:span></text:span><text:span text:style-name="Strong_20_Emphasis"><text:span text:style-name="T223">r</text:span></text:span><text:span text:style-name="Strong_20_Emphasis"><text:span text:style-name="T203"> </text:span></text:span><text:span text:style-name="Strong_20_Emphasis"><text:span text:style-name="T204">(</text:span></text:span><text:a xlink:type="simple" xlink:href="https://www.balena.io/etcher/" text:style-name="Internet_20_link" text:visited-style-name="Visited_20_Internet_20_Link"><text:span text:style-name="Strong_20_Emphasis"><text:span text:style-name="T368">etcher.io</text:span></text:span></text:a><text:span text:style-name="Strong_20_Emphasis"><text:span text:style-name="T204">) </text:span></text:span><text:span text:style-name="Strong_20_Emphasis"><text:span text:style-name="T205">dat </text:span></text:span><text:span text:style-name="Strong_20_Emphasis"><text:span text:style-name="T182">beschikbaar </text:span></text:span><text:span text:style-name="Strong_20_Emphasis"><text:span text:style-name="T205">is </text:span></text:span><text:span text:style-name="Strong_20_Emphasis"><text:span text:style-name="T182">voor </text:span></text:span><text:span text:style-name="Strong_20_Emphasis"><text:span text:style-name="T195">Windows, </text:span></text:span><text:span text:style-name="Strong_20_Emphasis"><text:span text:style-name="T206">mac</text:span></text:span><text:span text:style-name="Strong_20_Emphasis"><text:span text:style-name="T207">OS</text:span></text:span><text:span text:style-name="Strong_20_Emphasis"><text:span text:style-name="T203">, </text:span></text:span><text:span text:style-name="Strong_20_Emphasis"><text:span text:style-name="T204">en </text:span></text:span><text:span text:style-name="Strong_20_Emphasis"><text:span text:style-name="T203">Linux</text:span></text:span><text:span text:style-name="Strong_20_Emphasis"><text:span text:style-name="T208">.</text:span></text:span></text:p></text:note-body></text:note></text:span><text:span text:style-name="T231"> </text:span><text:span text:style-name="T234">of dvd.</text:span></text:p>
            <text:p text:style-name="P46"><text:span text:style-name="T177">Opstartmenu/</text:span><text:span text:style-name="T178">boot menu</text:span><text:span text:style-name="T177"> </text:span><text:span text:style-name="T176">via </text:span><text:span text:style-name="Definition"><text:span text:style-name="T371">opstartmenu</text:span></text:span><text:span text:style-name="T176">, </text:span><text:span text:style-name="T177">instellingen/</text:span><text:span text:style-name="T178">setup</text:span><text:span text:style-name="T176"> via </text:span><text:span text:style-name="Definition"><text:span text:style-name="T4">instellingen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29">Kies</text:span></text:span><text:span text:style-name="Strong_20_Emphasis"><text:span text:style-name="T42"> </text:span></text:span><text:span text:style-name="Strong_20_Emphasis"><text:span text:style-name="T130">als</text:span></text:span><text:span text:style-name="Strong_20_Emphasis"><text:span text:style-name="T43"> </text:span></text:span><text:span text:style-name="Strong_20_Emphasis"><text:span text:style-name="T44">mogelijk</text:span></text:span><text:span text:style-name="Strong_20_Emphasis"><text:span text:style-name="T42"> </text:span></text:span><text:span text:style-name="Strong_20_Emphasis"><text:span text:style-name="T45">met pijltjes-toetsen</text:span></text:span><text:span text:style-name="Strong_20_Emphasis"><text:span text:style-name="T46"> </text:span></text:span><text:span text:style-name="Strong_20_Emphasis"><text:span text:style-name="T155">Nederlands</text:span></text:span><text:span text:style-name="Strong_20_Emphasis"><text:span text:style-name="T47"> </text:span></text:span><text:span text:style-name="Strong_20_Emphasis"><text:span text:style-name="T45">en druk op </text:span></text:span><text:span text:style-name="Strong_20_Emphasis"><text:span text:style-name="T48">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0"><text:span text:style-name="T286">Kies </text:span><text:span text:style-name="T285">Ubuntu installeren </text:span><text:span text:style-name="Strong_20_Emphasis"><text:span text:style-name="T130">en druk op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T286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4"><text:span text:style-name="Strong_20_Emphasis"><text:span text:style-name="T3"><text:s/></text:span></text:span><text:span text:style-name="Strong_20_Emphasis"><text:span text:style-name="T81"><draw:control text:anchor-type="as-char" draw:z-index="17" draw:name="Vorm12" draw:style-name="gr1" draw:text-style-name="P101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0">Als </text:span></text:span><text:span text:style-name="Strong_20_Emphasis"><text:span text:style-name="T51">het </text:span></text:span><text:span text:style-name="Strong_20_Emphasis"><text:span text:style-name="T52">het scherm </text:span></text:span><text:span text:style-name="Strong_20_Emphasis"><text:span text:style-name="T162">Draadloos</text:span></text:span><text:span text:style-name="Strong_20_Emphasis"><text:span text:style-name="T52"> </text:span></text:span><text:span text:style-name="Strong_20_Emphasis"><text:span text:style-name="T51">verschijnt, </text:span></text:span><text:span text:style-name="Strong_20_Emphasis"><text:span text:style-name="T53">kies</text:span></text:span><text:span text:style-name="Strong_20_Emphasis"><text:span text:style-name="T52"> </text:span></text:span><text:span text:style-name="Strong_20_Emphasis"><text:span text:style-name="T75">het</text:span></text:span><text:span text:style-name="Strong_20_Emphasis"><text:span text:style-name="T53"> draadloos netwerk, maak </text:span></text:span><text:span text:style-name="Strong_20_Emphasis"><text:span text:style-name="T41">verbinding, </text:span></text:span><text:span text:style-name="Strong_20_Emphasis"><text:span text:style-name="T54">en klik</text:span></text:span><text:span text:style-name="Strong_20_Emphasis"><text:span text:style-name="T41"> </text:span></text:span><text:span text:style-name="Strong_20_Emphasis"><text:span text:style-name="T55">op </text:span></text:span><text:span text:style-name="Strong_20_Emphasis"><text:span text:style-name="T158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><text:s/></text:span></text:span><text:span text:style-name="T81"><draw:control text:anchor-type="as-char" draw:z-index="3" draw:name="Vorm16" draw:style-name="gr1" draw:text-style-name="P101" svg:width="0.35cm" svg:height="0.35cm" draw:control="control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63">Installatietype</text:span></text:span><text:span text:style-name="Strong_20_Emphasis"><text:span text:style-name="T134"> </text:span></text:span><text:span text:style-name="Strong_20_Emphasis"><text:span text:style-name="T135">selecteer</text:span></text:span><text:span text:style-name="Strong_20_Emphasis"><text:span text:style-name="T136"> </text:span></text:span><text:span text:style-name="Strong_20_Emphasis"><text:span text:style-name="T308">het gewenste </text:span></text:span><text:span text:style-name="Strong_20_Emphasis"><text:span text:style-name="T325">Installatie type</text:span></text:span><text:span text:style-name="Strong_20_Emphasis"><text:span text:style-name="T308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68"><text:span text:style-name="Strong_20_Emphasis"><text:span text:style-name="T309">K</text:span></text:span><text:span text:style-name="Strong_20_Emphasis"><text:span text:style-name="T58">lik </text:span></text:span><text:span text:style-name="Strong_20_Emphasis"><text:span text:style-name="T59">op</text:span></text:span><text:span text:style-name="Strong_20_Emphasis"><text:span text:style-name="T58"> </text:span></text:span><text:span text:style-name="Strong_20_Emphasis"><text:span text:style-name="T160">I</text:span></text:span><text:span text:style-name="Strong_20_Emphasis"><text:span text:style-name="T161">nstalle</text:span></text:span><text:span text:style-name="Strong_20_Emphasis"><text:span text:style-name="T160">e</text:span></text:span><text:span text:style-name="Strong_20_Emphasis"><text:span text:style-name="T161">r </text:span></text:span><text:span text:style-name="Strong_20_Emphasis"><text:span text:style-name="T160">nu</text:span></text:span><text:span text:style-name="Strong_20_Emphasis"><text:span text:style-name="T58">, </text:span></text:span><text:span text:style-name="Strong_20_Emphasis"><text:span text:style-name="T70">of klik op </text:span></text:span><text:span text:style-name="Strong_20_Emphasis"><text:span text:style-name="T156">Verder</text:span></text:span><text:span text:style-name="Strong_20_Emphasis"><text:span text:style-name="T70"> en </text:span></text:span><text:span text:style-name="Strong_20_Emphasis"><text:span text:style-name="T133">c</text:span></text:span><text:span text:style-name="Strong_20_Emphasis"><text:span text:style-name="T60">ontroleer de </text:span></text:span><text:span text:style-name="Strong_20_Emphasis"><text:span text:style-name="T61">voorgestelde </text:span></text:span><text:span text:style-name="Strong_20_Emphasis"><text:span text:style-name="T60">schijfindelin</text:span></text:span><text:span text:style-name="Strong_20_Emphasis"><text:span text:style-name="T62">g,</text:span></text:span><text:span text:style-name="Strong_20_Emphasis"><text:span text:style-name="T60"> </text:span></text:span><text:span text:style-name="Strong_20_Emphasis"><text:span text:style-name="T63">kies de gewenste schijf, </text:span></text:span><text:span text:style-name="Strong_20_Emphasis"><text:span text:style-name="T62">en </text:span></text:span><text:span text:style-name="Strong_20_Emphasis"><text:span text:style-name="T139">k</text:span></text:span><text:span text:style-name="Strong_20_Emphasis"><text:span text:style-name="T140">lik op </text:span></text:span><text:span text:style-name="Strong_20_Emphasis"><text:span text:style-name="T160">I</text:span></text:span><text:span text:style-name="Strong_20_Emphasis"><text:span text:style-name="T161">nstalle</text:span></text:span><text:span text:style-name="Strong_20_Emphasis"><text:span text:style-name="T160">e</text:span></text:span><text:span text:style-name="Strong_20_Emphasis"><text:span text:style-name="T161">r </text:span></text:span><text:span text:style-name="Strong_20_Emphasis"><text:span text:style-name="T160">nu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48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63">Wilt u deze aanpassingen wegschrijven naar de schijven? </text:span></text:span><text:span text:style-name="Strong_20_Emphasis"><text:span text:style-name="T64">controleer de </text:span></text:span><text:span text:style-name="Strong_20_Emphasis"><text:span text:style-name="T65">partities</text:span></text:span><text:span text:style-name="Strong_20_Emphasis"><text:span text:style-name="T64"> </text:span></text:span><text:span text:style-name="Strong_20_Emphasis"><text:span text:style-name="T66">die </text:span></text:span><text:span text:style-name="Strong_20_Emphasis"><text:span text:style-name="T67">geformatteerd</text:span></text:span><text:span text:style-name="Strong_20_Emphasis"><text:span text:style-name="T66"> worden </text:span></text:span><text:span text:style-name="Strong_20_Emphasis"><text:span text:style-name="T64">en </text:span></text:span><text:span text:style-name="Strong_20_Emphasis"><text:span text:style-name="T56">klik </text:span></text:span><text:span text:style-name="Strong_20_Emphasis"><text:span text:style-name="T58">op </text:span></text:span><text:span text:style-name="Strong_20_Emphasis"><text:span text:style-name="T159">Verder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><text:s/></text:span></text:span><text:span text:style-name="T81"><draw:control text:anchor-type="as-char" draw:z-index="4" draw:name="Vorm19" draw:style-name="gr1" draw:text-style-name="P101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10">O</text:span></text:span><text:span text:style-name="Strong_20_Emphasis"><text:span text:style-name="T311">p </text:span></text:span><text:span text:style-name="Strong_20_Emphasis"><text:span text:style-name="T312">het </text:span></text:span><text:span text:style-name="Strong_20_Emphasis"><text:span text:style-name="T313">scherm </text:span></text:span><text:span text:style-name="Strong_20_Emphasis"><text:span text:style-name="T326">Waar bevindt u zich?</text:span></text:span><text:span text:style-name="Strong_20_Emphasis"><text:span text:style-name="T313"> </text:span></text:span><text:span text:style-name="Strong_20_Emphasis"><text:span text:style-name="T314">controleer </text:span></text:span><text:span text:style-name="Strong_20_Emphasis"><text:span text:style-name="T315">de </text:span></text:span><text:span text:style-name="Strong_20_Emphasis"><text:span text:style-name="T314">locatie en </text:span></text:span><text:span text:style-name="Strong_20_Emphasis"><text:span text:style-name="T310">klik </text:span></text:span><text:span text:style-name="Strong_20_Emphasis"><text:span text:style-name="T313">op </text:span></text:span><text:span text:style-name="Strong_20_Emphasis"><text:span text:style-name="T326">Verder</text:span></text:span><text:span text:style-name="Strong_20_Emphasis"><text:span text:style-name="T313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0"><text:span text:style-name="Strong_20_Emphasis"><text:span text:style-name="T3"><text:s/></text:span></text:span><text:span text:style-name="Strong_20_Emphasis"><text:span text:style-name="T81"><draw:control text:anchor-type="as-char" draw:z-index="18" draw:name="Vorm 1" draw:style-name="gr1" draw:text-style-name="P10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7">Op </text:span><text:span text:style-name="T328">het </text:span><text:span text:style-name="T326">scherm </text:span><text:span text:style-name="Strong_20_Emphasis"><text:span text:style-name="T326">Wie bent u?</text:span></text:span><text:span text:style-name="T326"> </text:span><text:span text:style-name="T327">vul </text:span><text:span text:style-name="T329">in </text:span><text:span text:style-name="Strong_20_Emphasis"><text:span text:style-name="T330">Uw n</text:span></text:span><text:span text:style-name="Strong_20_Emphasis"><text:span text:style-name="T331">aam</text:span></text:span><text:span text:style-name="Strong_20_Emphasis"><text:span text:style-name="T316"> </text:span></text:span><text:span text:style-name="Definition"><text:span text:style-name="T5">gebruiker</text:span></text:span><text:span text:style-name="Strong_20_Emphasis"><text:span text:style-name="T317">, <text:line-break/></text:span></text:span><text:span text:style-name="Strong_20_Emphasis"><text:span text:style-name="T331">Naam </text:span></text:span><text:span text:style-name="Strong_20_Emphasis"><text:span text:style-name="T330">van uw </text:span></text:span><text:span text:style-name="Strong_20_Emphasis"><text:span text:style-name="T33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16">,<text:line-break/></text:span></text:span><text:span text:style-name="Strong_20_Emphasis"><text:span text:style-name="T330">Kies een g</text:span></text:span><text:span text:style-name="Strong_20_Emphasis"><text:span text:style-name="T332">ebruikersnaam</text:span></text:span><text:span text:style-name="Strong_20_Emphasis"><text:span text:style-name="T316"> </text:span></text:span><text:span text:style-name="Definition"><text:span text:style-name="T5">gebruikersnaam</text:span></text:span><text:span text:style-name="Strong_20_Emphasis"><text:span text:style-name="T316">,<text:line-break/></text:span></text:span><text:span text:style-name="Strong_20_Emphasis"><text:span text:style-name="T318">g</text:span></text:span><text:span text:style-name="Strong_20_Emphasis"><text:span text:style-name="T307">eef tweemaal een </text:span></text:span><text:span text:style-name="Strong_20_Emphasis"><text:span text:style-name="T324">wachtwoord</text:span></text:span><text:span text:style-name="Strong_20_Emphasis"><text:span text:style-name="T307">,</text:span></text:span><text:span text:style-name="Strong_20_Emphasis"><text:span text:style-name="T319"> </text:span></text:span><text:span text:style-name="Strong_20_Emphasis"><text:span text:style-name="T320">en</text:span></text:span><text:span text:style-name="Strong_20_Emphasis"><text:span text:style-name="T319"> </text:span></text:span><text:span text:style-name="Strong_20_Emphasis"><text:span text:style-name="T321">k</text:span></text:span><text:span text:style-name="Strong_20_Emphasis"><text:span text:style-name="T307">lik op </text:span></text:span><text:span text:style-name="Strong_20_Emphasis"><text:span text:style-name="T324">Verder</text:span></text:span><text:span text:style-name="Strong_20_Emphasis"><text:span text:style-name="T307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92">Op het scherm <text:span text:style-name="T400">Installatie voltooid</text:span> klik op <text:span text:style-name="T400">Herstarten</text:span>.</text:p>
          </table:table-cell>
        </table:table-row>
      </table:table>
      <text:p text:style-name="P45"><text:span text:style-name="Strong_20_Emphasis"><text:span text:style-name="T137"/></text:span></text:p>
      <text:list xml:id="list84458931112936" text:continue-numbering="true" text:style-name="L1">
        <text:list-item>
          <text:p text:style-name="P86"><text:span text:style-name="Strong_20_Emphasis"><text:span text:style-name="T164">Installatie </text:span></text:span><text:span text:style-name="Strong_20_Emphasis"><text:span text:style-name="T165">afronden</text:span></text:span></text:p>
        </text:list-item>
      </text:list>
      <text:p text:style-name="P49"><text:span text:style-name="Strong_20_Emphasis"><text:span text:style-name="T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81"><text:s/></text:span></text:span><text:span text:style-name="Strong_20_Emphasis"><text:span text:style-name="T127"><draw:control text:anchor-type="as-char" draw:z-index="5" draw:name="Vorm24" draw:style-name="gr1" draw:text-style-name="P10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2"><text:span text:style-name="Strong_20_Emphasis"><text:span text:style-name="T138"/></text:span></text:p>
          </table:table-cell>
        </table:table-row>
        <table:table-row>
          <table:table-cell table:style-name="_33_._5f_Installatie_5f_afronden.A1" office:value-type="string">
            <text:p text:style-name="P98"><text:span text:style-name="Strong_20_Emphasis"><text:span text:style-name="T80"><text:s/></text:span></text:span><text:span text:style-name="Strong_20_Emphasis"><text:span text:style-name="T126"><draw:control text:anchor-type="as-char" draw:z-index="21" draw:name="Vorm 2" draw:style-name="gr1" draw:text-style-name="P101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2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81"><text:s/></text:span></text:span><text:span text:style-name="Strong_20_Emphasis"><text:span text:style-name="T127"><draw:control text:anchor-type="as-char" draw:z-index="11" draw:name="Vorm4_1" draw:style-name="gr1" draw:text-style-name="P101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81">Installeer </text:span></text:span><text:span text:style-name="Strong_20_Emphasis"><text:span text:style-name="T120">pakket kz</text:span></text:span><text:span text:style-name="Strong_20_Emphasis"><text:span text:style-name="T120"><text:note text:id="ftn7" text:note-class="footnote"><text:note-citation>1</text:note-citation><text:note-body><text:p text:style-name="P73"><text:span text:style-name="T375">Debian-p</text:span>akket kz plaatst documenten en scripts van Karel Zimmer <text:span text:style-name="T374">(zie </text:span><text:a xlink:type="simple" xlink:href="https://karelzimmer.nl/" text:style-name="Internet_20_link" text:visited-style-name="Visited_20_Internet_20_Link"><text:span text:style-name="Strong_20_Emphasis"><text:span text:style-name="T366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82"> </text:span></text:span><text:span text:style-name="Strong_20_Emphasis"><text:span text:style-name="T121">via </text:span></text:span><text:span text:style-name="Strong_20_Emphasis"><text:span text:style-name="T90">een </text:span></text:span><text:span text:style-name="Strong_20_Emphasis"><text:span text:style-name="T105">druk</text:span></text:span><text:span text:style-name="Strong_20_Emphasis"><text:span text:style-name="T90"> op</text:span></text:span><text:span text:style-name="Strong_20_Emphasis"><text:span text:style-name="T106"> de </text:span></text:span><text:span text:style-name="Strong_20_Emphasis"><text:span text:style-name="T93">Super</text:span></text:span><text:span text:style-name="Strong_20_Emphasis"><text:span text:style-name="T106">-toets</text:span></text:span><text:span text:style-name="Strong_20_Emphasis"><text:span text:style-name="T96"><text:note text:id="ftn8" text:note-class="footnote"><text:note-citation>2</text:note-citation><text:note-body><text:p text:style-name="P43"><text:span text:style-name="T252">De </text:span><text:span text:style-name="T253">Super</text:span><text:span text:style-name="T252">-toets is de Windows-toets, Command-toets </text:span><text:span text:style-name="T255">(Apple)</text:span><text:span text:style-name="T252">, of Vergrootglas-toets </text:span><text:span text:style-name="T255">(Chromebook)</text:span><text:span text:style-name="T252">.</text:span></text:p></text:note-body></text:note></text:span></text:span><text:span text:style-name="Strong_20_Emphasis"><text:span text:style-name="T90">, </text:span></text:span><text:span text:style-name="Strong_20_Emphasis"><text:span text:style-name="T103">t</text:span></text:span><text:span text:style-name="Strong_20_Emphasis"><text:span text:style-name="T95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84"> </text:span></text:span><text:span text:style-name="Strong_20_Emphasis"><text:span text:style-name="T104">e</text:span></text:span><text:span text:style-name="Strong_20_Emphasis"><text:span text:style-name="T82">n </text:span></text:span><text:span text:style-name="Strong_20_Emphasis"><text:span text:style-name="T98">k</text:span></text:span><text:span text:style-name="Strong_20_Emphasis"><text:span text:style-name="T82">lik op het pictogram van </text:span></text:span><text:span text:style-name="Strong_20_Emphasis"><text:span text:style-name="T150">Terminalvenster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58"><text:span text:style-name="T6">Typ</text:span><text:span text:style-name="Strong_20_Emphasis"><text:span text:style-name="T85">, of </text:span></text:span><text:span text:style-name="Strong_20_Emphasis"><text:span text:style-name="T84">kopieer en plak, de</text:span></text:span><text:span text:style-name="Strong_20_Emphasis"><text:span text:style-name="T107">z</text:span></text:span><text:span text:style-name="Strong_20_Emphasis"><text:span text:style-name="T84">e </text:span></text:span><text:span text:style-name="Strong_20_Emphasis"><text:span text:style-name="T87">twee </text:span></text:span><text:span text:style-name="Strong_20_Emphasis"><text:span text:style-name="T84">opdrachten, ieder gevolgd door de </text:span></text:span><text:span text:style-name="Strong_20_Emphasis"><text:span text:style-name="T83">Enter</text:span></text:span><text:span text:style-name="Strong_20_Emphasis"><text:span text:style-name="T82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5"><text:span text:style-name="T3">V</text:span><text:span text:style-name="Strong_20_Emphasis"><text:span text:style-name="T88">olg </text:span></text:span><text:span text:style-name="Strong_20_Emphasis"><text:span text:style-name="T8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81"><text:s/></text:span></text:span><text:span text:style-name="Strong_20_Emphasis"><text:span text:style-name="T127"><draw:control text:anchor-type="as-char" draw:z-index="6" draw:name="Vorm37" draw:style-name="gr1" draw:text-style-name="P10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 </text:span></text:span><text:span text:style-name="Strong_20_Emphasis"><text:span text:style-name="T82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106"> de </text:span></text:span><text:span text:style-name="Strong_20_Emphasis"><text:span text:style-name="T93">Super</text:span></text:span><text:span text:style-name="Strong_20_Emphasis"><text:span text:style-name="T106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90">, </text:span></text:span><text:span text:style-name="Strong_20_Emphasis"><text:span text:style-name="T103">t</text:span></text:span><text:span text:style-name="Strong_20_Emphasis"><text:span text:style-name="T95">yp </text:span></text:span><text:span text:style-name="Strong_20_Emphasis"><text:span text:style-name="T146">men</text:span></text:span><text:span text:style-name="Strong_20_Emphasis"><text:span text:style-name="T145">u</text:span></text:span><text:span text:style-name="Strong_20_Emphasis"><text:span text:style-name="T96"> </text:span></text:span><text:span text:style-name="Strong_20_Emphasis"><text:span text:style-name="T104">e</text:span></text:span><text:span text:style-name="Strong_20_Emphasis"><text:span text:style-name="T82">n </text:span></text:span><text:span text:style-name="Strong_20_Emphasis"><text:span text:style-name="T98">k</text:span></text:span><text:span text:style-name="Strong_20_Emphasis"><text:span text:style-name="T82">lik op het pictogram van </text:span></text:span><text:span text:style-name="Strong_20_Emphasis"><text:span text:style-name="T166">Installatiem</text:span></text:span><text:span text:style-name="Strong_20_Emphasis"><text:span text:style-name="T167">enu</text:span></text:span><text:span text:style-name="Strong_20_Emphasis"><text:span text:style-name="T96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112">K</text:span></text:span><text:span text:style-name="Strong_20_Emphasis"><text:span text:style-name="T100">ie</text:span></text:span><text:span text:style-name="Strong_20_Emphasis"><text:span text:style-name="T101">s </text:span></text:span><text:span text:style-name="Strong_20_Emphasis"><text:span text:style-name="T171">3</text:span></text:span><text:span text:style-name="Strong_20_Emphasis"><text:span text:style-name="T142"> </text:span></text:span><text:span text:style-name="Strong_20_Emphasis"><text:span text:style-name="T172">Installatie</text:span></text:span><text:span text:style-name="Strong_20_Emphasis"><text:span text:style-name="T173"> </text:span></text:span><text:span text:style-name="Strong_20_Emphasis"><text:span text:style-name="T174">afronden</text:span></text:span><text:span text:style-name="Strong_20_Emphasis"><text:span text:style-name="T112"> </text:span></text:span><text:span text:style-name="Strong_20_Emphasis"><text:span text:style-name="T88">en </text:span></text:span><text:span text:style-name="Strong_20_Emphasis"><text:span text:style-name="T123">klik op </text:span></text:span><text:span text:style-name="Strong_20_Emphasis"><text:span text:style-name="T153">Verder</text:span></text:span><text:span text:style-name="Strong_20_Emphasis"><text:span text:style-name="T123">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95"><text:span text:style-name="T3">V</text:span><text:span text:style-name="Strong_20_Emphasis"><text:span text:style-name="T88">olg </text:span></text:span><text:span text:style-name="Strong_20_Emphasis"><text:span text:style-name="T89">de aanwijzingen op het scherm.</text:span></text:span></text:p>
          </table:table-cell>
        </table:table-row>
      </table:table>
      <text:p text:style-name="P49"><text:span text:style-name="Strong_20_Emphasis"><text:span text:style-name="T68"><text:tab/></text:span></text:span></text:p>
      <text:p text:style-name="P50"><text:span text:style-name="Strong_20_Emphasis"><text:span text:style-name="T102"/></text:span></text:p>
      <text:p text:style-name="P51"><text:span text:style-name="Strong_20_Emphasis"><text:span text:style-name="T89"/></text:span></text:p>
      <text:list xml:id="list84459464312014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9"><text:span text:style-name="Strong_20_Emphasis"><text:span text:style-name="T81"><text:s/></text:span></text:span><text:span text:style-name="Strong_20_Emphasis"><text:span text:style-name="T127"><draw:control text:anchor-type="as-char" draw:z-index="12" draw:name="Vorm40_0" draw:style-name="gr1" draw:text-style-name="P101" svg:width="0.35cm" svg:height="0.35cm" draw:control="control13"/></text:span></text:span></text:p>
          </table:table-cell>
          <table:table-cell table:style-name="Tabel2.A1" office:value-type="string">
            <text:p text:style-name="P23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114"><text:note text:id="ftn9" text:note-class="footnote"><text:note-citation>1</text:note-citation><text:note-body><text:p text:style-name="P67"><text:span text:style-name="User_20_Entry"><text:span text:style-name="T235">E</text:span></text:span><text:span text:style-name="User_20_Entry"><text:span text:style-name="T237">ventuele extra </text:span></text:span><text:span text:style-name="Definition"><text:span text:style-name="T398">gebruiker</text:span></text:span><text:span text:style-name="User_20_Entry"><text:span text:style-name="T236">s</text:span></text:span><text:span text:style-name="User_20_Entry"><text:span text:style-name="T237"> aanmelden en dezelfde stappen uitvoeren.</text:span></text:span></text:p></text:note-body></text:note>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3"><text:span text:style-name="Strong_20_Emphasis"><text:span text:style-name="T81"><text:s/></text:span></text:span><text:span text:style-name="Strong_20_Emphasis"><text:span text:style-name="T127"><draw:control text:anchor-type="as-char" draw:z-index="14" draw:name="Vorm40_2" draw:style-name="gr1" draw:text-style-name="P101" svg:width="0.35cm" svg:height="0.35cm" draw:control="control15"/></text:span></text:span></text:p>
          </table:table-cell>
          <table:table-cell table:style-name="Tabel2.A1" office:value-type="string">
            <text:p text:style-name="P22"><text:span text:style-name="Strong_20_Emphasis"><text:span text:style-name="T115">R</text:span></text:span><text:span text:style-name="Strong_20_Emphasis"><text:span text:style-name="T116">icht </text:span></text:span><text:span text:style-name="Strong_20_Emphasis"><text:span text:style-name="T117">de </text:span></text:span><text:span text:style-name="Definition"><text:span text:style-name="T27">gebruiker</text:span></text:span><text:span text:style-name="Strong_20_Emphasis"><text:span text:style-name="T116"> </text:span></text:span><text:span text:style-name="Strong_20_Emphasis"><text:span text:style-name="T118">in </text:span></text:span><text:span text:style-name="Strong_20_Emphasis"><text:span text:style-name="T82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106"> de </text:span></text:span><text:span text:style-name="Strong_20_Emphasis"><text:span text:style-name="T93">Super</text:span></text:span><text:span text:style-name="Strong_20_Emphasis"><text:span text:style-name="T106">-toets</text:span></text:span><text:span text:style-name="Strong_20_Emphasis"><text:span text:style-name="T39"><text:note text:id="ftn10" text:note-class="footnote"><text:note-citation>2</text:note-citation><text:note-body><text:p text:style-name="P44"><text:span text:style-name="T252">De </text:span><text:span text:style-name="T253">Super</text:span><text:span text:style-name="T252">-toets is de Windows-toets, Command-toets </text:span><text:span text:style-name="T255">(Apple)</text:span><text:span text:style-name="T252">, of Vergrootglas-toets </text:span><text:span text:style-name="T255">(Chromebook)</text:span><text:span text:style-name="T252">.</text:span></text:p></text:note-body></text:note></text:span></text:span><text:span text:style-name="Strong_20_Emphasis"><text:span text:style-name="T90">, </text:span></text:span><text:span text:style-name="Strong_20_Emphasis"><text:span text:style-name="T103">t</text:span></text:span><text:span text:style-name="Strong_20_Emphasis"><text:span text:style-name="T95">yp </text:span></text:span><text:span text:style-name="Strong_20_Emphasis"><text:span text:style-name="T146">men</text:span></text:span><text:span text:style-name="Strong_20_Emphasis"><text:span text:style-name="T145">u</text:span></text:span><text:span text:style-name="Strong_20_Emphasis"><text:span text:style-name="T96"> </text:span></text:span><text:span text:style-name="Strong_20_Emphasis"><text:span text:style-name="T104">e</text:span></text:span><text:span text:style-name="Strong_20_Emphasis"><text:span text:style-name="T82">n </text:span></text:span><text:span text:style-name="Strong_20_Emphasis"><text:span text:style-name="T98">k</text:span></text:span><text:span text:style-name="Strong_20_Emphasis"><text:span text:style-name="T82">lik op het pictogram van </text:span></text:span><text:span text:style-name="Strong_20_Emphasis"><text:span text:style-name="T166">Installatiem</text:span></text:span><text:span text:style-name="Strong_20_Emphasis"><text:span text:style-name="T167">enu</text:span></text:span><text:span text:style-name="Strong_20_Emphasis"><text:span text:style-name="T96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87"><text:span text:style-name="Strong_20_Emphasis"><text:span text:style-name="T112">K</text:span></text:span><text:span text:style-name="Strong_20_Emphasis"><text:span text:style-name="T100">ie</text:span></text:span><text:span text:style-name="Strong_20_Emphasis"><text:span text:style-name="T101">s </text:span></text:span><text:span text:style-name="Strong_20_Emphasis"><text:span text:style-name="T171">4 </text:span></text:span><text:span text:style-name="Strong_20_Emphasis"><text:span text:style-name="T147">Gebruiker inrichten</text:span></text:span><text:span text:style-name="Strong_20_Emphasis"><text:span text:style-name="T112"> </text:span></text:span><text:span text:style-name="Strong_20_Emphasis"><text:span text:style-name="T88">en </text:span></text:span><text:span text:style-name="Strong_20_Emphasis"><text:span text:style-name="T123">klik op </text:span></text:span><text:span text:style-name="Strong_20_Emphasis"><text:span text:style-name="T154">Verder</text:span></text:span><text:span text:style-name="Strong_20_Emphasis"><text:span text:style-name="T123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96"><text:span text:style-name="T3">V</text:span><text:span text:style-name="Strong_20_Emphasis"><text:span text:style-name="T88">olg </text:span></text:span><text:span text:style-name="Strong_20_Emphasis"><text:span text:style-name="T89">de aanwijzingen op het scherm.</text:span></text:span></text:p>
          </table:table-cell>
        </table:table-row>
      </table:table>
      <text:p text:style-name="P21"><text:span text:style-name="Strong_20_Emphasis"><text:span text:style-name="T119"/></text:span></text:p>
      <text:p text:style-name="P38"/>
      <text:p text:style-name="P38"/>
      <text:p text:style-name="P40"><text:span text:style-name="T246">E</text:span><text:span text:style-name="T247">inde c</text:span><text:span text:style-name="T248">hecklist, </text:span><text:span text:style-name="T249">d</text:span><text:span text:style-name="T248">e installatie van </text:span><text:span text:style-name="Strong_20_Emphasis"><text:span text:style-name="T266"><text:user-field-get text:name="Distro">Ubuntu</text:user-field-get></text:span></text:span><text:span text:style-name="T250"><text:s/></text:span><text:span text:style-name="T251"><text:user-field-get text:name="Version">22.04</text:user-field-get></text:span><text:span text:style-name="Strong_20_Emphasis"><text:span text:style-name="T267"><text:s/></text:span></text:span><text:span text:style-name="Strong_20_Emphasis"><text:span text:style-name="T265">LTS</text:span></text:span><text:span text:style-name="T38"> </text:span><text:span text:style-name="Strong_20_Emphasis"><text:span text:style-name="T175"><text:user-field-get text:name="Edition">desktop</text:user-field-get></text:span></text:span><text:span text:style-name="Strong_20_Emphasis"><text:span text:style-name="T175"><text:s/></text:span></text:span><text:span text:style-name="T248">is voltooid.</text:span></text:p>
      <text:p text:style-name="P18"/>
      <text:p text:style-name="P9"><text:span text:style-name="Emphasis"><text:span text:style-name="T336">Geschreven </text:span></text:span><text:span text:style-name="Emphasis"><text:span text:style-name="T339">in</text:span></text:span><text:span text:style-name="Emphasis"><text:span text:style-name="T333"> </text:span></text:span><text:span text:style-name="Strong_20_Emphasis"><text:span text:style-name="T89"><text:user-field-get style:data-style-name="N0" text:name="Releaseyear">2022</text:user-field-get></text:span></text:span><text:span text:style-name="Emphasis"><text:span text:style-name="T334"><text:s/></text:span></text:span><text:span text:style-name="Emphasis"><text:span text:style-name="T335">d</text:span></text:span><text:span text:style-name="Emphasis"><text:span text:style-name="T33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8">Creative Commons Publiek Domein Verklaring</text:span></text:span></text:a><text:span text:style-name="Emphasis"><text:span text:style-name="T33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3-22T08:44:57.679104655">22-03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2T08:44:57.467080315</dc:date>
    <meta:keyword>Installatie</meta:keyword>
    <meta:keyword>Checklist</meta:keyword>
    <meta:keyword>Linux</meta:keyword>
    <meta:editing-cycles>6635</meta:editing-cycles>
    <meta:editing-duration>P11DT18H10M44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80" meta:word-count="749" meta:character-count="5124" meta:non-whitespace-character-count="4401"/>
    <meta:user-defined meta:name="Info 1"/>
    <meta:user-defined meta:name="Info 2"/>
    <meta:user-defined meta:name="Info 3"/>
    <meta:user-defined meta:name="Info 4"/>
  </office:meta>
</office:document-meta>
</file>